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ersonal" style:family="table">
      <style:table-properties style:width="17.013cm" fo:margin-left="0cm" table:align="left"/>
    </style:style>
    <style:style style:name="Personal.A" style:family="table-column">
      <style:table-column-properties style:column-width="4.207cm"/>
    </style:style>
    <style:style style:name="Personal.B" style:family="table-column">
      <style:table-column-properties style:column-width="12.806cm"/>
    </style:style>
    <style:style style:name="Personal.A1" style:family="table-cell">
      <style:table-cell-properties fo:padding="0.097cm" fo:border-left="0.05pt solid #000000" fo:border-right="none" fo:border-top="0.05pt solid #000000" fo:border-bottom="0.05pt solid #000000"/>
    </style:style>
    <style:style style:name="Personal.B1" style:family="table-cell">
      <style:table-cell-properties fo:padding="0.097cm" fo:border="0.05pt solid #000000"/>
    </style:style>
    <style:style style:name="Personal.A2" style:family="table-cell">
      <style:table-cell-properties fo:padding="0.097cm" fo:border-left="0.05pt solid #000000" fo:border-right="none" fo:border-top="none" fo:border-bottom="0.05pt solid #000000"/>
    </style:style>
    <style:style style:name="Personal.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EspecDeReq" style:family="table">
      <style:table-properties style:width="17.013cm" fo:margin-left="0cm" table:align="left"/>
    </style:style>
    <style:style style:name="EspecDeReq.A" style:family="table-column">
      <style:table-column-properties style:column-width="2.974cm"/>
    </style:style>
    <style:style style:name="EspecDeReq.B" style:family="table-column">
      <style:table-column-properties style:column-width="2.976cm"/>
    </style:style>
    <style:style style:name="EspecDeReq.C" style:family="table-column">
      <style:table-column-properties style:column-width="2.861cm"/>
    </style:style>
    <style:style style:name="EspecDeReq.D" style:family="table-column">
      <style:table-column-properties style:column-width="3.889cm"/>
    </style:style>
    <style:style style:name="EspecDeReq.E" style:family="table-column">
      <style:table-column-properties style:column-width="4.313cm"/>
    </style:style>
    <style:style style:name="EspecDeReq.A1" style:family="table-cell">
      <style:table-cell-properties fo:padding="0.097cm" fo:border="0.05pt solid #000000"/>
    </style:style>
    <style:style style:name="EspecDeReq.A2" style:family="table-cell">
      <style:table-cell-properties style:vertical-align="" fo:padding="0.097cm" fo:border-left="0.05pt solid #000000" fo:border-right="none" fo:border-top="none" fo:border-bottom="0.05pt solid #000000"/>
    </style:style>
    <style:style style:name="EspecDeReq.B2" style:family="table-cell">
      <style:table-cell-properties fo:padding="0.097cm" fo:border-left="0.05pt solid #000000" fo:border-right="none" fo:border-top="none" fo:border-bottom="0.05pt solid #000000"/>
    </style:style>
    <style:style style:name="EspecDeReq.D2" style:family="table-cell">
      <style:table-cell-properties fo:padding="0.097cm" fo:border-left="0.05pt solid #000000" fo:border-right="none" fo:border-top="none" fo:border-bottom="0.05pt solid #000000"/>
    </style:style>
    <style:style style:name="EspecDeReq.E2" style:family="table-cell">
      <style:table-cell-properties fo:padding="0.097cm" fo:border-left="0.05pt solid #000000" fo:border-right="0.05pt solid #000000" fo:border-top="none" fo:border-bottom="0.05pt solid #000000"/>
    </style:style>
    <style:style style:name="EspecDeReq.A3" style:family="table-cell">
      <style:table-cell-properties fo:padding="0.097cm" fo:border-left="0.05pt solid #000000" fo:border-right="none" fo:border-top="none" fo:border-bottom="0.05pt solid #000000"/>
    </style:style>
    <style:style style:name="EspecDeReq.B3" style:family="table-cell">
      <style:table-cell-properties fo:padding="0.097cm" fo:border-left="0.05pt solid #000000" fo:border-right="none" fo:border-top="none" fo:border-bottom="0.05pt solid #000000"/>
    </style:style>
    <style:style style:name="EspecDeReq.D3" style:family="table-cell">
      <style:table-cell-properties fo:padding="0.097cm" fo:border-left="0.05pt solid #000000" fo:border-right="none" fo:border-top="none" fo:border-bottom="0.05pt solid #000000"/>
    </style:style>
    <style:style style:name="EspecDeReq.E3" style:family="table-cell">
      <style:table-cell-properties fo:padding="0.097cm" fo:border-left="0.05pt solid #000000" fo:border-right="0.05pt solid #000000" fo:border-top="none" fo:border-bottom="0.05pt solid #000000"/>
    </style:style>
    <style:style style:name="EspecDeReq.A4" style:family="table-cell">
      <style:table-cell-properties fo:padding="0.097cm" fo:border-left="0.05pt solid #000000" fo:border-right="none" fo:border-top="none" fo:border-bottom="0.05pt solid #000000"/>
    </style:style>
    <style:style style:name="EspecDeReq.B4" style:family="table-cell">
      <style:table-cell-properties fo:padding="0.097cm" fo:border-left="0.05pt solid #000000" fo:border-right="0.05pt solid #000000" fo:border-top="none" fo:border-bottom="0.05pt solid #000000"/>
    </style:style>
    <style:style style:name="EspecDeReq.A5" style:family="table-cell">
      <style:table-cell-properties fo:padding="0.097cm" fo:border-left="0.05pt solid #000000" fo:border-right="none" fo:border-top="none" fo:border-bottom="0.05pt solid #000000"/>
    </style:style>
    <style:style style:name="EspecDeReq.B5" style:family="table-cell">
      <style:table-cell-properties fo:padding="0.097cm" fo:border-left="0.05pt solid #000000" fo:border-right="none" fo:border-top="none" fo:border-bottom="0.05pt solid #000000"/>
    </style:style>
    <style:style style:name="EspecDeReq.C5" style:family="table-cell">
      <style:table-cell-properties fo:padding="0.097cm" fo:border-left="0.05pt solid #000000" fo:border-right="none" fo:border-top="none" fo:border-bottom="0.05pt solid #000000"/>
    </style:style>
    <style:style style:name="EspecDeReq.D5" style:family="table-cell">
      <style:table-cell-properties fo:padding="0.097cm" fo:border-left="0.05pt solid #000000" fo:border-right="none" fo:border-top="none" fo:border-bottom="0.05pt solid #000000"/>
    </style:style>
    <style:style style:name="EspecDeReq.E5" style:family="table-cell">
      <style:table-cell-properties fo:padding="0.097cm" fo:border-left="0.05pt solid #000000" fo:border-right="0.05pt solid #000000" fo:border-top="none" fo:border-bottom="0.05pt solid #000000"/>
    </style:style>
    <style:style style:name="EspecDeReq.A6" style:family="table-cell">
      <style:table-cell-properties fo:padding="0.097cm" fo:border-left="0.05pt solid #000000" fo:border-right="none" fo:border-top="none" fo:border-bottom="0.05pt solid #000000"/>
    </style:style>
    <style:style style:name="EspecDeReq.B6" style:family="table-cell">
      <style:table-cell-properties fo:padding="0.097cm" fo:border-left="0.05pt solid #000000" fo:border-right="none" fo:border-top="none" fo:border-bottom="0.05pt solid #000000"/>
    </style:style>
    <style:style style:name="EspecDeReq.C6" style:family="table-cell">
      <style:table-cell-properties fo:padding="0.097cm" fo:border-left="0.05pt solid #000000" fo:border-right="none" fo:border-top="none" fo:border-bottom="0.05pt solid #000000"/>
    </style:style>
    <style:style style:name="EspecDeReq.D6" style:family="table-cell">
      <style:table-cell-properties fo:padding="0.097cm" fo:border-left="0.05pt solid #000000" fo:border-right="none" fo:border-top="none" fo:border-bottom="0.05pt solid #000000"/>
    </style:style>
    <style:style style:name="EspecDeReq.E6" style:family="table-cell">
      <style:table-cell-properties fo:padding="0.097cm" fo:border-left="0.05pt solid #000000" fo:border-right="0.05pt solid #000000" fo:border-top="none" fo:border-bottom="0.05pt solid #000000"/>
    </style:style>
    <style:style style:name="EspecDeReq.A7" style:family="table-cell">
      <style:table-cell-properties fo:padding="0.097cm" fo:border-left="0.05pt solid #000000" fo:border-right="none" fo:border-top="none" fo:border-bottom="0.05pt solid #000000"/>
    </style:style>
    <style:style style:name="EspecDeReq.B7" style:family="table-cell">
      <style:table-cell-properties fo:padding="0.097cm" fo:border-left="0.05pt solid #000000" fo:border-right="0.05pt solid #000000" fo:border-top="none" fo:border-bottom="0.05pt solid #000000"/>
    </style:style>
    <style:style style:name="EspecDeReq.A8" style:family="table-cell">
      <style:table-cell-properties fo:padding="0.097cm" fo:border-left="0.05pt solid #000000" fo:border-right="none" fo:border-top="none" fo:border-bottom="0.05pt solid #000000"/>
    </style:style>
    <style:style style:name="EspecDeReq.B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ae82" officeooo:paragraph-rsid="000dae82"/>
    </style:style>
    <style:style style:name="P2" style:family="paragraph" style:parent-style-name="Standard">
      <style:text-properties officeooo:rsid="000db887" officeooo:paragraph-rsid="000db887"/>
    </style:style>
    <style:style style:name="P3" style:family="paragraph" style:parent-style-name="Standard">
      <style:text-properties officeooo:paragraph-rsid="000fcbd1"/>
    </style:style>
    <style:style style:name="P4" style:family="paragraph" style:parent-style-name="Table_20_Contents">
      <style:text-properties officeooo:rsid="00166411" officeooo:paragraph-rsid="00166411"/>
    </style:style>
    <style:style style:name="P5" style:family="paragraph" style:parent-style-name="Table_20_Contents">
      <style:text-properties officeooo:rsid="00170606" officeooo:paragraph-rsid="00170606"/>
    </style:style>
    <style:style style:name="P6" style:family="paragraph" style:parent-style-name="Table_20_Contents">
      <style:text-properties officeooo:rsid="0018dfe3" officeooo:paragraph-rsid="0018dfe3"/>
    </style:style>
    <style:style style:name="P7" style:family="paragraph" style:parent-style-name="Table_20_Contents">
      <style:paragraph-properties fo:text-align="center" style:justify-single-word="false"/>
      <style:text-properties officeooo:rsid="0018dfe3" officeooo:paragraph-rsid="0018dfe3"/>
    </style:style>
    <style:style style:name="P8" style:family="paragraph" style:parent-style-name="Table_20_Contents">
      <style:paragraph-properties fo:text-align="center" style:justify-single-word="false"/>
      <style:text-properties fo:font-weight="bold" officeooo:rsid="0018dfe3" officeooo:paragraph-rsid="0018dfe3" style:font-weight-asian="bold" style:font-weight-complex="bold"/>
    </style:style>
    <style:style style:name="P9" style:family="paragraph" style:parent-style-name="Table_20_Contents">
      <style:text-properties fo:font-weight="bold" officeooo:rsid="0018dfe3" officeooo:paragraph-rsid="0018dfe3" style:font-weight-asian="bold" style:font-weight-complex="bold"/>
    </style:style>
    <style:style style:name="P10" style:family="paragraph" style:parent-style-name="Standard" style:list-style-name="L1">
      <style:text-properties officeooo:paragraph-rsid="000dae82"/>
    </style:style>
    <style:style style:name="P11" style:family="paragraph" style:parent-style-name="Standard" style:list-style-name="L1">
      <style:text-properties officeooo:paragraph-rsid="000fcbd1"/>
    </style:style>
    <style:style style:name="P12" style:family="paragraph" style:parent-style-name="Standard" style:list-style-name="L1">
      <style:text-properties officeooo:rsid="000dae82" officeooo:paragraph-rsid="000db887"/>
    </style:style>
    <style:style style:name="P13" style:family="paragraph" style:parent-style-name="Standard" style:list-style-name="L1">
      <style:text-properties style:text-line-through-style="none" style:text-line-through-type="none" style:text-underline-style="none" officeooo:rsid="000fcbd1" officeooo:paragraph-rsid="000fcbd1"/>
    </style:style>
    <style:style style:name="P14" style:family="paragraph" style:parent-style-name="Standard" style:list-style-name="L1">
      <style:text-properties officeooo:rsid="000fcbd1" officeooo:paragraph-rsid="000fcbd1"/>
    </style:style>
    <style:style style:name="P15" style:family="paragraph" style:parent-style-name="Standard" style:list-style-name="L1">
      <style:text-properties officeooo:rsid="000fcbd1" officeooo:paragraph-rsid="0011f9f5"/>
    </style:style>
    <style:style style:name="P16" style:family="paragraph" style:parent-style-name="Standard" style:list-style-name="L1">
      <style:text-properties fo:font-weight="bold" officeooo:rsid="000fcbd1" officeooo:paragraph-rsid="000fcbd1" style:font-weight-asian="bold" style:font-weight-complex="bold"/>
    </style:style>
    <style:style style:name="P17" style:family="paragraph" style:parent-style-name="Standard" style:list-style-name="L1">
      <style:text-properties fo:font-weight="bold" officeooo:rsid="00166411" officeooo:paragraph-rsid="00166411" style:font-weight-asian="bold" style:font-weight-complex="bold"/>
    </style:style>
    <style:style style:name="P18" style:family="paragraph" style:parent-style-name="Standard" style:list-style-name="L1">
      <style:text-properties fo:font-weight="bold" officeooo:rsid="00166411" officeooo:paragraph-rsid="0018dfe3" style:font-weight-asian="bold" style:font-weight-complex="bold"/>
    </style:style>
    <style:style style:name="P19" style:family="paragraph" style:parent-style-name="Standard" style:list-style-name="L1">
      <style:text-properties fo:font-weight="bold" officeooo:rsid="00166411" officeooo:paragraph-rsid="0019f704" style:font-weight-asian="bold" style:font-weight-complex="bold"/>
    </style:style>
    <style:style style:name="P20" style:family="paragraph" style:parent-style-name="Standard">
      <style:text-properties fo:font-weight="bold" officeooo:rsid="00166411" officeooo:paragraph-rsid="00166411" style:font-weight-asian="bold" style:font-weight-complex="bold"/>
    </style:style>
    <style:style style:name="P21" style:family="paragraph" style:parent-style-name="Standard">
      <style:text-properties fo:font-weight="bold" officeooo:rsid="00166411" officeooo:paragraph-rsid="0019f704" style:font-weight-asian="bold" style:font-weight-complex="bold"/>
    </style:style>
    <style:style style:name="P22" style:family="paragraph" style:parent-style-name="Standard">
      <style:text-properties officeooo:rsid="00114776" officeooo:paragraph-rsid="00114776"/>
    </style:style>
    <style:style style:name="P23" style:family="paragraph" style:parent-style-name="Standard" style:list-style-name="L1">
      <style:text-properties officeooo:rsid="00114776" officeooo:paragraph-rsid="001224fe"/>
    </style:style>
    <style:style style:name="P24" style:family="paragraph" style:parent-style-name="Standard">
      <style:text-properties officeooo:rsid="0011f9f5" officeooo:paragraph-rsid="0011f9f5"/>
    </style:style>
    <style:style style:name="P25" style:family="paragraph" style:parent-style-name="Standard" style:list-style-name="L1">
      <style:text-properties style:text-underline-style="none" officeooo:rsid="00114776" officeooo:paragraph-rsid="0011f9f5"/>
    </style:style>
    <style:style style:name="P26" style:family="paragraph" style:parent-style-name="Standard" style:list-style-name="L1">
      <style:text-properties style:font-name="sans-serif" fo:font-size="12pt" officeooo:paragraph-rsid="00166411"/>
    </style:style>
    <style:style style:name="P27" style:family="paragraph" style:parent-style-name="Standard" style:list-style-name="L1">
      <style:text-properties fo:font-weight="normal" officeooo:rsid="00166411" officeooo:paragraph-rsid="00166411" style:font-weight-asian="normal" style:font-weight-complex="normal"/>
    </style:style>
    <style:style style:name="P28" style:family="paragraph" style:parent-style-name="Table_20_Heading">
      <style:text-properties officeooo:rsid="0018dfe3" officeooo:paragraph-rsid="0018dfe3"/>
    </style:style>
    <style:style style:name="T1" style:family="text">
      <style:text-properties officeooo:rsid="000db887"/>
    </style:style>
    <style:style style:name="T2" style:family="text">
      <style:text-properties style:text-line-through-style="solid" style:text-line-through-type="single" officeooo:rsid="000f9017"/>
    </style:style>
    <style:style style:name="T3" style:family="text">
      <style:text-properties style:text-line-through-style="none" style:text-line-through-type="none" officeooo:rsid="000f9017"/>
    </style:style>
    <style:style style:name="T4" style:family="text">
      <style:text-properties style:text-line-through-style="none" style:text-line-through-type="none" style:text-underline-style="solid" style:text-underline-width="auto" style:text-underline-color="font-color" officeooo:rsid="000f9017"/>
    </style:style>
    <style:style style:name="T5" style:family="text">
      <style:text-properties style:text-line-through-style="none" style:text-line-through-type="none" style:text-underline-style="none" officeooo:rsid="000f9017"/>
    </style:style>
    <style:style style:name="T6" style:family="text">
      <style:text-properties officeooo:rsid="000fcbd1"/>
    </style:style>
    <style:style style:name="T7" style:family="text">
      <style:text-properties fo:font-weight="bold" style:font-weight-asian="bold" style:font-weight-complex="bold"/>
    </style:style>
    <style:style style:name="T8" style:family="text">
      <style:text-properties fo:font-weight="bold" officeooo:rsid="000db887" style:font-weight-asian="bold" style:font-weight-complex="bold"/>
    </style:style>
    <style:style style:name="T9" style:family="text">
      <style:text-properties fo:font-weight="bold" officeooo:rsid="00114776" style:font-weight-asian="bold" style:font-weight-complex="bold"/>
    </style:style>
    <style:style style:name="T10" style:family="text">
      <style:text-properties officeooo:rsid="00114776"/>
    </style:style>
    <style:style style:name="T11" style:family="text">
      <style:text-properties officeooo:rsid="0011f9f5"/>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officeooo:rsid="00114776" style:font-weight-asian="normal" style:font-weight-complex="normal"/>
    </style:style>
    <style:style style:name="T14" style:family="text">
      <style:text-properties style:text-underline-style="solid" style:text-underline-width="auto" style:text-underline-color="font-color" officeooo:rsid="001224fe"/>
    </style:style>
    <style:style style:name="T15" style:family="text">
      <style:text-properties style:text-underline-style="none"/>
    </style:style>
    <style:style style:name="T16" style:family="text">
      <style:text-properties style:text-underline-style="none" fo:font-weight="bold" officeooo:rsid="00166411" style:font-weight-asian="bold" style:font-weight-complex="bold"/>
    </style:style>
    <style:style style:name="T17" style:family="text">
      <style:text-properties style:text-underline-style="none" fo:font-weight="normal" officeooo:rsid="00166411" style:font-weight-asian="normal" style:font-weight-complex="normal"/>
    </style:style>
    <style:style style:name="T18" style:family="text">
      <style:text-properties style:font-name="sans-serif" fo:font-size="12pt"/>
    </style:style>
    <style:style style:name="T19" style:family="text">
      <style:text-properties style:font-name="sans-serif" fo:font-size="12pt" officeooo:rsid="00170606"/>
    </style:style>
    <style:style style:name="T20" style:family="text">
      <style:text-properties style:font-name="sans-serif" fo:font-size="12pt" fo:font-weight="normal" officeooo:rsid="00170606" style:font-weight-asian="normal" style:font-weight-complex="normal"/>
    </style:style>
    <style:style style:name="T21" style:family="text">
      <style:text-properties style:font-name="sans-serif" fo:font-size="12pt" fo:font-weight="normal" officeooo:rsid="0019f704" style:font-weight-asian="normal" style:font-weight-complex="normal"/>
    </style:style>
    <style:style style:name="T22" style:family="text">
      <style:text-properties style:font-name="sans-serif" fo:font-size="12pt" officeooo:rsid="0019f704"/>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87791010174122317" text:style-name="L1">
        <text:list-item>
          <text:p text:style-name="P10"/>
          <text:list>
            <text:list-item>
              <text:p text:style-name="P12">El presente documento tiene como propósito definir las especificaciones funcionales y no funcionales del sistema para la implementación de una aplicación de entretenimiento, basada en un sistema de preguntas y respuestas donde los usuarios tendrán la posibilidad de responder preguntas a través de un mecanismo de respuesta 'multiple choice'. Dicha aplicación (API), podrá ser usada por cualquier persona mediante una interfaz gráfica (GUI).<text:line-break/></text:p>
            </text:list-item>
            <text:list-item>
              <text:p text:style-name="P11"><text:span text:style-name="T8">Diseño, desarrollo e implementación del sistema Pregunta2</text:span><text:span text:style-name="T1"><text:line-break/><text:line-break/> El sistema Pregunta2 será una aplicación desarrollada en Java que funcionará en un entorno </text:span><text:span text:style-name="T2">cliente-servidor</text:span><text:span text:style-name="T3"> / </text:span><text:span text:style-name="T4">peer to peer</text:span><text:span text:style-name="T5"> que permitirá gestionar y administrar preguntas con sus respectivas respuestas para el caso de los administradores, así como también responder las preguntas y sumar puntos en caso de los usuarios. Permitiendo así una conexión multi-usuarios.</text:span></text:p>
              <text:list>
                <text:list-header>
                  <text:p text:style-name="P13">Ésta apicacion permitirá realizar los siguientes procesos:</text:p>
                </text:list-header>
                <text:list-item>
                  <text:p text:style-name="P11">Gestionar preguntas y respuestas.</text:p>
                </text:list-item>
                <text:list-item>
                  <text:p text:style-name="P11">Registrar usuario <text:span text:style-name="T6">en el ju</text:span>ego.</text:p>
                </text:list-item>
                <text:list-item>
                  <text:p text:style-name="P14">Loguear usuario en el juego.</text:p>
                </text:list-item>
                <text:list-item>
                  <text:p text:style-name="P14">Loguear <text:s/>administrador en el juego.</text:p>
                </text:list-item>
                <text:list-item>
                  <text:p text:style-name="P14">Responder preguntas multiple-choice para sumar puntos</text:p>
                </text:list-item>
                <text:list-item>
                  <text:p text:style-name="P14">Consultar el ranking global del juego.<text:line-break/></text:p>
                </text:list-item>
              </text:list>
            </text:list-item>
            <text:list-item>
              <text:p text:style-name="P16">Definiciones, acrónimos y abreviaciones:</text:p>
              <text:list>
                <text:list-item>
                  <text:p text:style-name="P14"><text:span text:style-name="T7">GUI</text:span>: Interfaz Gráfica de Usuario</text:p>
                </text:list-item>
                <text:list-item>
                  <text:p text:style-name="P14"><text:span text:style-name="T7">API</text:span>: Interfaz de Programación de Aplicaciones<text:line-break/></text:p>
                </text:list-item>
              </text:list>
            </text:list-item>
            <text:list-item>
              <text:p text:style-name="P16">Glosario<text:line-break/></text:p>
              <text:list>
                <text:list-item>
                  <text:p text:style-name="P15"><text:span text:style-name="T13">Cliente/Servidor:</text:span><text:span text:style-name="T9"><text:line-break/><text:tab/></text:span><text:span text:style-name="T10">La arquitectura cliente-servidor es <text:s text:c="2"/>un <text:s text:c="2"/>modelo <text:s text:c="2"/>de <text:s text:c="2"/>aplicación distribuida en el que las tareas se reparten entre los proveedores de recursos o servicios, llamados servidores, y los demandantes, llamados clientes. Un cliente realiza peticiones a otro programa, el servidor, que le da respuesta.</text:span></text:p>
                </text:list-item>
                <text:list-item>
                  <text:p text:style-name="P25"><text:span text:style-name="T12">Multi-usuarios:</text:span><text:line-break/><text:tab/>En <text:s/>general <text:s/>se <text:s/>le <text:s/>llama <text:s/>multiusuario <text:s/>a <text:s/>la <text:s/>característica <text:s/>de <text:s/>un <text:s/>sistema operativo o programa que permite proveer servicio y procesamiento a múltiples usuarios simultáneamente (tanto en paralelismo real como simulado).</text:p>
                </text:list-item>
                <text:list-item>
                  <text:p text:style-name="P23"><text:span text:style-name="T14">G</text:span><text:span text:style-name="T12">estionar:<text:line-break/></text:span><text:span text:style-name="T15"><text:tab/></text:span>Todo <text:s text:c="2"/>lo <text:s text:c="2"/>relacionado <text:s text:c="2"/>con <text:s text:c="2"/>la <text:s text:c="2"/>gestión <text:s text:c="2"/>significa <text:s text:c="2"/>realizar <text:s text:c="2"/>Altas, <text:s text:c="2"/>Bajas, Modificaciones <text:s/>y <text:s/>Consultas <text:s/>de <text:s/>alguna <text:s/>información necesaria <text:s/>por <text:s/>el usuario <text:span text:style-name="T11">u administrador.</text:span> <text:span text:style-name="T11">Como por ejemplo, preguntas en un juego.</text:span></text:p>
                </text:list-item>
                <text:list-item>
                  <text:p text:style-name="P23"><text:span text:style-name="T12">Administrar:<text:line-break/></text:span><text:span text:style-name="T15"><text:tab/></text:span>Por ejemplo poder organizar o manipular <text:span text:style-name="T11">las preguntas con sus respectivas respuestas.</text:span></text:p>
                </text:list-item>
                <text:list-item>
                  <text:p text:style-name="P23"><text:span text:style-name="T12">Usuario: </text:span><text:line-break/><text:tab/>Persona que puede ingresar a cierta zona privada de la aplicación, a través de un proceso de autenticación utilizando nombre y contraseña.</text:p>
                </text:list-item>
                <text:list-item>
                  <text:p text:style-name="P23"><text:span text:style-name="T12">Rol:<text:line-break/></text:span><text:span text:style-name="T15"><text:tab/></text:span>Es un conjunto de permisos que puede asignarse a un usuario.</text:p>
                </text:list-item>
                <text:list-item>
                  <text:p text:style-name="P23"><text:span text:style-name="T14">B</text:span><text:span text:style-name="T12">ase de Datos: <text:line-break/></text:span><text:span text:style-name="T15"><text:tab/></text:span>Es un conjunto de datos que pertenecen al mismo contexto almacenados <text:soft-page-break/>sistemáticamente para su posterior uso.</text:p>
                </text:list-item>
                <text:list-item>
                  <text:p text:style-name="P23"><text:span text:style-name="T14">A</text:span><text:span text:style-name="T12">plicación: <text:line-break/></text:span><text:span text:style-name="T15"><text:tab/></text:span>Es un programa informático diseñado para facilitar al usuario la realización de un determinado tipo de trabajo.</text:p>
                </text:list-item>
                <text:list-item>
                  <text:p text:style-name="P23"><text:span text:style-name="T12">Java:<text:line-break/></text:span><text:span text:style-name="T15"> </text:span>Es <text:s/>un <text:s/>lenguaje <text:s/>de <text:s/>programación <text:s/>orientado <text:s/>a <text:s/>objetos. <text:s/>Que permite <text:s/>el desarrollo de una aplicación para algún uso específico. <text:line-break/></text:p>
                </text:list-item>
              </text:list>
            </text:list-item>
            <text:list-item>
              <text:p text:style-name="P17">Referencias<text:line-break/></text:p>
              <text:list>
                <text:list-item>
                  <text:list>
                    <text:list-item>
                      <text:p text:style-name="P26"><text:span text:style-name="T17">IEEE 830 esp</text:span><text:span text:style-name="T16"> </text:span>- http://www.ctr.unican.es/asignaturas/is1/IEEE830_esp.pdf</text:p>
                    </text:list-item>
                    <text:list-item>
                      <text:p text:style-name="P27"><text:a xlink:type="simple" xlink:href="http://cic.puj.edu.co/wiki/lib/exe/fetch.php?media=materias:pis:ejemplo_de_especificacion_de_requerimientos_-_para_sesion_9.pdf" text:style-name="Internet_20_link" text:visited-style-name="Visited_20_Internet_20_Link">http://cic.puj.edu.co/wiki/lib/exe/fetch.php?media=materias:pis:ejemplo_de_especificacion_de_requerimientos_-_para_sesion_9.pdf</text:a><text:line-break/></text:p>
                    </text:list-item>
                  </text:list>
                </text:list-item>
              </text:list>
            </text:list-item>
            <text:list-item>
              <text:p text:style-name="P17">Personal Involucrado<text:line-break/></text:p>
            </text:list-item>
          </text:list>
        </text:list-item>
      </text:list>
      <table:table table:name="Personal" table:style-name="Personal">
        <table:table-column table:style-name="Personal.A"/>
        <table:table-column table:style-name="Personal.B"/>
        <table:table-row>
          <table:table-cell table:style-name="Personal.A1" office:value-type="string">
            <text:p text:style-name="P4">Apellido y Nombre</text:p>
          </table:table-cell>
          <table:table-cell table:style-name="Personal.B1" office:value-type="string">
            <text:p text:style-name="P4">Maria, Santiago Jose y Rivero, Matias Gabriel.</text:p>
          </table:table-cell>
        </table:table-row>
        <table:table-row>
          <table:table-cell table:style-name="Personal.A2" office:value-type="string">
            <text:p text:style-name="P4">Rol</text:p>
          </table:table-cell>
          <table:table-cell table:style-name="Personal.B2" office:value-type="string">
            <text:p text:style-name="P4">Programador – Tester – Diseñador Grafico</text:p>
          </table:table-cell>
        </table:table-row>
        <table:table-row>
          <table:table-cell table:style-name="Personal.A2" office:value-type="string">
            <text:p text:style-name="P4">Categoría Profesional</text:p>
          </table:table-cell>
          <table:table-cell table:style-name="Personal.B2" office:value-type="string">
            <text:p text:style-name="P4">Analista en Sistemas(?)</text:p>
          </table:table-cell>
        </table:table-row>
        <table:table-row>
          <table:table-cell table:style-name="Personal.A2" office:value-type="string">
            <text:p text:style-name="P4">Responsabilidades</text:p>
          </table:table-cell>
          <table:table-cell table:style-name="Personal.B2" office:value-type="string">
            <text:p text:style-name="P4">Codificar la aplicación, Realizar la interfaz Grafica y realizar las pruebas correspondientes al sistema.</text:p>
          </table:table-cell>
        </table:table-row>
      </table:table>
      <text:p text:style-name="P20"><text:span text:style-name="T18"/></text:p>
      <table:table table:name="Table1" table:style-name="Table1">
        <table:table-column table:style-name="Table1.A" table:number-columns-repeated="2"/>
        <table:table-row>
          <table:table-cell table:style-name="Table1.A1" office:value-type="string">
            <text:p text:style-name="P5">Apellido y Nombre</text:p>
          </table:table-cell>
          <table:table-cell table:style-name="Table1.B1" office:value-type="string">
            <text:p text:style-name="P5">Brusatti, Franco y Uva, Marcelo</text:p>
          </table:table-cell>
        </table:table-row>
        <table:table-row>
          <table:table-cell table:style-name="Table1.A2" office:value-type="string">
            <text:p text:style-name="P5">Rol</text:p>
          </table:table-cell>
          <table:table-cell table:style-name="Table1.B2" office:value-type="string">
            <text:p text:style-name="P5">Owner, Scrum Master</text:p>
          </table:table-cell>
        </table:table-row>
        <table:table-row>
          <table:table-cell table:style-name="Table1.A2" office:value-type="string">
            <text:p text:style-name="P5">Categoria Profesional</text:p>
          </table:table-cell>
          <table:table-cell table:style-name="Table1.B2" office:value-type="string">
            <text:p text:style-name="P5">Lic. en Sistemas</text:p>
          </table:table-cell>
        </table:table-row>
        <table:table-row>
          <table:table-cell table:style-name="Table1.A2" office:value-type="string">
            <text:p text:style-name="P5">Responsabilidades</text:p>
          </table:table-cell>
          <table:table-cell table:style-name="Table1.B2" office:value-type="string">
            <text:p text:style-name="P5">Toma de Desiciones.</text:p>
          </table:table-cell>
        </table:table-row>
      </table:table>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list xml:id="list150751793006783" text:continue-numbering="true" text:style-name="L1">
        <text:list-item>
          <text:list>
            <text:list-item>
              <text:p text:style-name="P18"><text:soft-page-break/><text:span text:style-name="T19">Vision Global<text:line-break/><text:line-break/></text:span><text:span text:style-name="T20">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text:line-break/><text:line-break/></text:span></text:p>
            </text:list-item>
          </text:list>
        </text:list-item>
      </text:list>
      <table:table table:name="EspecDeReq" table:style-name="EspecDeReq">
        <table:table-column table:style-name="EspecDeReq.A"/>
        <table:table-column table:style-name="EspecDeReq.B"/>
        <table:table-column table:style-name="EspecDeReq.C"/>
        <table:table-column table:style-name="EspecDeReq.D"/>
        <table:table-column table:style-name="EspecDeReq.E"/>
        <table:table-header-rows>
          <table:table-row>
            <table:table-cell table:style-name="EspecDeReq.A1" table:number-columns-spanned="5" office:value-type="string">
              <text:p text:style-name="P28">SRC – Especificación de Requerimientos</text:p>
            </table:table-cell>
            <table:covered-table-cell/>
            <table:covered-table-cell/>
            <table:covered-table-cell/>
            <table:covered-table-cell/>
          </table:table-row>
        </table:table-header-rows>
        <table:table-row>
          <table:table-cell table:style-name="EspecDeReq.A2" office:value-type="string">
            <text:p text:style-name="P8">Código</text:p>
          </table:table-cell>
          <table:table-cell table:style-name="EspecDeReq.B2" table:number-columns-spanned="2" office:value-type="string">
            <text:p text:style-name="P8">Nombre</text:p>
          </table:table-cell>
          <table:covered-table-cell/>
          <table:table-cell table:style-name="EspecDeReq.D2" office:value-type="string">
            <text:p text:style-name="P8">Fecha</text:p>
          </table:table-cell>
          <table:table-cell table:style-name="EspecDeReq.E2" office:value-type="string">
            <text:p text:style-name="P8">Grado Necesidad</text:p>
          </table:table-cell>
        </table:table-row>
        <table:table-row>
          <table:table-cell table:style-name="EspecDeReq.A6" office:value-type="string">
            <text:p text:style-name="P6">Ref. De Requerimiento</text:p>
          </table:table-cell>
          <table:table-cell table:style-name="EspecDeReq.B3" table:number-columns-spanned="2" office:value-type="string">
            <text:p text:style-name="P6">Nombre del Requerimiento</text:p>
          </table:table-cell>
          <table:covered-table-cell/>
          <table:table-cell table:style-name="EspecDeReq.D3" office:value-type="string">
            <text:p text:style-name="P6">Fecha de Especificación</text:p>
          </table:table-cell>
          <table:table-cell table:style-name="EspecDeReq.E3" office:value-type="string">
            <text:p text:style-name="P6">Importancia del Requerimiento</text:p>
          </table:table-cell>
        </table:table-row>
        <table:table-row>
          <table:table-cell table:style-name="EspecDeReq.A6" office:value-type="string">
            <text:p text:style-name="P9">Descripción</text:p>
          </table:table-cell>
          <table:table-cell table:style-name="EspecDeReq.B4" table:number-columns-spanned="4" office:value-type="string">
            <text:p text:style-name="P7">Descripción del requerimiento</text:p>
          </table:table-cell>
          <table:covered-table-cell/>
          <table:covered-table-cell/>
          <table:covered-table-cell/>
        </table:table-row>
        <table:table-row>
          <table:table-cell table:style-name="EspecDeReq.A6" office:value-type="string">
            <text:p text:style-name="P9">Entradas</text:p>
          </table:table-cell>
          <table:table-cell table:style-name="EspecDeReq.B5" office:value-type="string">
            <text:p text:style-name="P9">Fuente</text:p>
          </table:table-cell>
          <table:table-cell table:style-name="EspecDeReq.C6" office:value-type="string">
            <text:p text:style-name="P9">Salida</text:p>
          </table:table-cell>
          <table:table-cell table:style-name="EspecDeReq.D5" office:value-type="string">
            <text:p text:style-name="P9">Destino</text:p>
          </table:table-cell>
          <table:table-cell table:style-name="EspecDeReq.E5" office:value-type="string">
            <text:p text:style-name="P9">Restricciones</text:p>
          </table:table-cell>
        </table:table-row>
        <table:table-row>
          <table:table-cell table:style-name="EspecDeReq.A6" office:value-type="string">
            <text:p text:style-name="P6">Entradas del Requerimiento</text:p>
          </table:table-cell>
          <table:table-cell table:style-name="EspecDeReq.B6" office:value-type="string">
            <text:p text:style-name="P6">Fuentes del requerimiento</text:p>
          </table:table-cell>
          <table:table-cell table:style-name="EspecDeReq.C6" office:value-type="string">
            <text:p text:style-name="P6">Salidas del requerimiento</text:p>
          </table:table-cell>
          <table:table-cell table:style-name="EspecDeReq.D6" office:value-type="string">
            <text:p text:style-name="P6">Donde se lleva la salida</text:p>
          </table:table-cell>
          <table:table-cell table:style-name="EspecDeReq.E6" office:value-type="string">
            <text:p text:style-name="P6">Restricciones a tener en cuenta</text:p>
          </table:table-cell>
        </table:table-row>
        <table:table-row>
          <table:table-cell table:style-name="EspecDeReq.A7" office:value-type="string">
            <text:p text:style-name="P9">Proceso</text:p>
          </table:table-cell>
          <table:table-cell table:style-name="EspecDeReq.B7" table:number-columns-spanned="4" office:value-type="string">
            <text:p text:style-name="P7">Descripción detallada de las actividades que realiza el requerimiento</text:p>
          </table:table-cell>
          <table:covered-table-cell/>
          <table:covered-table-cell/>
          <table:covered-table-cell/>
        </table:table-row>
        <table:table-row>
          <table:table-cell table:style-name="EspecDeReq.A8" office:value-type="string">
            <text:p text:style-name="P9">Efecto Colateral</text:p>
          </table:table-cell>
          <table:table-cell table:style-name="EspecDeReq.B8" table:number-columns-spanned="4" office:value-type="string">
            <text:p text:style-name="P7">Efectos generados a otros procesos o sistemas, si es el caso</text:p>
          </table:table-cell>
          <table:covered-table-cell/>
          <table:covered-table-cell/>
          <table:covered-table-cell/>
        </table:table-row>
      </table:table>
      <text:list xml:id="list150751348368887" text:continue-numbering="true" text:style-name="L1">
        <text:list-item>
          <text:list>
            <text:list-item>
              <text:list>
                <text:list-header>
                  <text:p text:style-name="P18"><text:span text:style-name="T20"/></text:p>
                  <text:p text:style-name="P19"><text:span text:style-name="T22">Código:</text:span></text:p>
                  <text:p text:style-name="P19"><text:span text:style-name="T21"><text:line-break/>RF: Requerimiento Funcional.</text:span></text:p>
                  <text:p text:style-name="P19"><text:span text:style-name="T21">RFN: Requerimiento No Funcional.</text:span></text:p>
                  <text:p text:style-name="P19"><text:span text:style-name="T21">RI: Requerimiento de Interfaz.</text:span><text:span text:style-name="T20"><text:line-break/></text:span></text:p>
                </text:list-header>
              </text:list>
            </text:list-item>
          </text:list>
        </text:list-item>
      </text:list>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list xml:id="list150752725725033" text:continue-numbering="true" text:style-name="L1">
        <text:list-item>
          <text:p text:style-name="P19"><text:soft-page-break/><text:span text:style-name="T22">Descripción Global<text:line-break/></text:span></text:p>
          <text:list>
            <text:list-item>
              <text:p text:style-name="P19"><text:span text:style-name="T22">Perspectiva del Producto</text:span><text:span text:style-name="T18"><text:line-break/><text:line-break/></text:span></text:p>
            </text:list-item>
          </text:list>
        </text:list-item>
      </text:list>
      <text:p text:style-name="P22"/>
      <text:p text:style-name="P24"><text:tab/></text:p>
      <text:p text:style-name="P3"/>
      <text:p text:style-name="P3"><text:tab/></text:p>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1:03:01.001210643</meta:creation-date>
    <dc:date>2017-04-29T15:07:50.541971571</dc:date>
    <meta:editing-duration>PT18M53S</meta:editing-duration>
    <meta:editing-cycles>6</meta:editing-cycles>
    <meta:generator>LibreOffice/5.1.6.2$Linux_X86_64 LibreOffice_project/10m0$Build-2</meta:generator>
    <meta:document-statistic meta:table-count="3" meta:image-count="0" meta:object-count="0" meta:page-count="4" meta:paragraph-count="77" meta:word-count="618" meta:character-count="4535" meta:non-whitespace-character-count="3903"/>
  </office:meta>
</office:document-meta>
</file>